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XMLRenderer.endElement( String tag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XMLRenderer.addAttribut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Renderer.characters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XMLRenderer.handleDocumentExtensionAttachmen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XMLRenderer.createString( Rectangle2D r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XMLRenderer.addAttribute( String name , Rectangle2D r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Renderer.startElement( String tagName , Attributes at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XMLRenderer.startElement(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Renderer.setContentHandler(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Renderer.startRenderer( OutputStream outputStrea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XMLRenderer.handleSAXException( SAXException sax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Renderer.stopRender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XMLRenderer.addAttribute( QName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XMLRenderer.comment( String com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XMLRenderer.processOffDocumentItem( OffDocumentItem oD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XMLRenderer.addAttribute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Renderer.handlePageExtensionAttachments( PageViewport 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